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amunda Assignment</text:span><text:span text:style-name="T2"/></text:p>
      <text:p text:style-name="P2"><text:span text:style-name="T3"/></text:p>
      <text:p text:style-name="P2"><text:span text:style-name="T3"/></text:p>
      <text:p text:style-name="P2"><text:span text:style-name="T3">1) WhatsApp Message Sending Process:</text:span></text:p>
      <text:p text:style-name="P2"><text:span text:style-name="T3">You start by deciding to send a message.</text:span></text:p>
      <text:p text:style-name="P2"><text:span text:style-name="T3">You compose your message.</text:span></text:p>
      <text:p text:style-name="P2"><text:span text:style-name="T3">When you hit 'Send', your phone tries to deliver the message.</text:span></text:p>
      <text:p text:style-name="P2"><text:span text:style-name="T3">If the message sends successfully, great - you're done!</text:span></text:p>
      <text:p text:style-name="P2"><text:span text:style-name="T3">If the message fails to send (maybe because you don't have an internet connection), you're informed about the failure and can choose to try again.</text:span></text:p>
      <text:p text:style-name="P2"><text:span text:style-name="T4"/></text:p>
      <text:p text:style-name="P2"><text:span text:style-name="T4">Solution:</text:span></text:p>
      <text:p text:style-name="P2"><text:a xlink:href="https://modeler.cloud.camunda.io/share/16f76555-b3b3-49f9-8ffe-d6751990f8f2"><text:span text:style-name="T5">https://modeler.cloud.camunda.io/share/16f76555-b3b3-49f9-8ffe-d6751990f8f2</text:span></text:a><text:span text:style-name="T6"/></text:p>
      <text:p text:style-name="P2"><text:span text:style-name="T7">whatsapp modeler</text:span><text:span text:style-name="T8"/></text:p>
      <text:p text:style-name="P3"><draw:frame text:anchor-type="as-char" svg:width="152.40mm" svg:height="85.99mm" style:rel-width="scale" style:rel-height="scale"><draw:object-ole xlink:href="OleObj1"/><draw:image xlink:href="ObjectReplacements/OleObj1"/></draw:frame><text:span text:style-name="T8"/></text:p>
      <text:p text:style-name="P4"><text:span text:style-name="T9">Process runs</text:span><text:span text:style-name="T10"/></text:p>
      <text:p text:style-name="P5"><draw:frame text:anchor-type="as-char" svg:width="152.40mm" svg:height="85.99mm" style:rel-width="scale" style:rel-height="scale"><draw:object-ole xlink:href="OleObj2"/><draw:image xlink:href="ObjectReplacements/OleObj2"/></draw:frame><text:span text:style-name="T10"/></text:p>
      <text:p text:style-name="P6"><text:span text:style-name="T10"/></text:p>
      <text:p text:style-name="P6"><text:span text:style-name="T11">2)Facebook Post Creation Process:</text:span></text:p>
      <text:p text:style-name="P6"><text:span text:style-name="T11">a. The process begins when you decide to create a Facebook post.</text:span></text:p>
      <text:p text:style-name="P6"><text:span text:style-name="T11">b. You write your post and hit 'Post'.</text:span></text:p>
      <text:p text:style-name="P6"><text:span text:style-name="T11">c. Facebook then checks whether your post is in line with their rules (they call these 'community standards').</text:span></text:p>
      <text:p text:style-name="P6"><text:span text:style-name="T11">d. If your post doesn't meet these standards, you get a message telling you so, and you can't post it.</text:span></text:p>
      <text:p text:style-name="P6"><text:span text:style-name="T11">e. If your post does meet the standards, it gets posted on your timeline for your friends to see.</text:span></text:p>
      <text:p text:style-name="P6"><text:span text:style-name="T12"/></text:p>
      <text:p text:style-name="P6"><text:span text:style-name="T12">Solution:</text:span></text:p>
      <text:p text:style-name="P6"><text:a xlink:href="https://modeler.cloud.camunda.io/share/eee61317-6d8a-4677-a3e6-24c9e41dccb4"><text:span text:style-name="T13">https://modeler.cloud.camunda.io/share/eee61317-6d8a-4677-a3e6-24c9e41dccb4</text:span></text:a><text:span text:style-name="T14"/></text:p>
      <text:p text:style-name="P6"><text:span text:style-name="T15">facebook</text:span><text:span text:style-name="T16"/></text:p>
      <text:p text:style-name="P7"><draw:frame text:anchor-type="as-char" svg:width="152.40mm" svg:height="85.99mm" style:rel-width="scale" style:rel-height="scale"><draw:object-ole xlink:href="OleObj3"/><draw:image xlink:href="ObjectReplacements/OleObj3"/></draw:frame><text:span text:style-name="T17"/></text:p>
      <text:p text:style-name="P7"><text:span text:style-name="T17">Process runs</text:span></text:p>
      <text:p text:style-name="P7"><draw:frame text:anchor-type="as-char" svg:width="152.40mm" svg:height="85.99mm" style:rel-width="scale" style:rel-height="scale"><draw:object-ole xlink:href="OleObj4"/><draw:image xlink:href="ObjectReplacements/OleObj4"/></draw:frame><text:span text:style-name="T18"/></text:p>
      <text:p text:style-name="P8"><text:span text:style-name="T18"/></text:p>
      <text:p text:style-name="P8"><text:span text:style-name="T19">3) Gmail Email Sending Process:</text:span></text:p>
      <text:p text:style-name="P8"><text:span text:style-name="T19">a. You decide to send an email, so you compose it.</text:span></text:p>
      <text:p text:style-name="P8"><text:span text:style-name="T19">b. You hit 'Send'.</text:span></text:p>
      <text:p text:style-name="P8"><text:span text:style-name="T19">c. If your email sends successfully, you're all done.</text:span></text:p>
      <text:p text:style-name="P8"><text:span text:style-name="T19">d. If it fails to send (maybe because you're not connected to the internet), you'll be informed and can choose to try sending it again or save it as a draft to send later.</text:span></text:p>
      <text:p text:style-name="P8"><text:span text:style-name="T20"/></text:p>
      <text:p text:style-name="P8"><text:span text:style-name="T21">Solution:</text:span></text:p>
      <text:p text:style-name="P8"><text:a xlink:href="https://modeler.cloud.camunda.io/share/2531fbd1-f466-40ed-a88d-6ede20e276ed"><text:span text:style-name="T22">https://modeler.cloud.camunda.io/share/2531fbd1-f466-40ed-a88d-6ede20e276ed</text:span></text:a><text:span text:style-name="T23"/></text:p>
      <text:p text:style-name="P8"><text:span text:style-name="T24">Gmail</text:span><text:span text:style-name="T25"/></text:p>
      <text:p text:style-name="P9"><draw:frame text:anchor-type="as-char" svg:width="152.40mm" svg:height="85.99mm" style:rel-width="scale" style:rel-height="scale"><draw:object-ole xlink:href="OleObj5"/><draw:image xlink:href="ObjectReplacements/OleObj5"/></draw:frame><text:span text:style-name="T25"/></text:p>
      <text:p text:style-name="P10"><text:span text:style-name="T26">Process runs</text:span></text:p>
      <text:p text:style-name="P11"><draw:frame text:anchor-type="as-char" svg:width="152.40mm" svg:height="85.99mm" style:rel-width="scale" style:rel-height="scale"><draw:object-ole xlink:href="OleObj6"/><draw:image xlink:href="ObjectReplacements/OleObj6"/></draw:frame><text:span text:style-name="T27"/></text:p>
      <text:p text:style-name="P12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